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>
        <draw:frame draw:style-name="gr1" draw:layer="layout" svg:width="28cm" svg:height="21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oancea </meta:initial-creator>
    <meta:creation-date>2014-09-03T23:15:44</meta:creation-date>
    <meta:editing-duration>PT00H15M16S</meta:editing-duration>
    <meta:editing-cycles>6</meta:editing-cycles>
    <dc:date>2014-09-04T00:23:57</dc:date>
    <dc:creator>coancea </dc:creator>
    <meta:generator>OpenOffice.org/3.2$Unix OpenOffice.org_project/320m12$Build-9483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4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8pt" fo:font-weight="bold" style:font-size-asian="8pt" style:font-size-complex="8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8pt" fo:font-weight="bold" style:font-size-asian="8pt" style:font-size-complex="8pt"/>
    </style:style>
    <style:style style:name="ch6" style:family="chart">
      <style:chart-properties style:rotation-angle="0"/>
      <style:text-properties fo:font-size="32pt" fo:font-style="italic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24pt" fo:font-weight="bold" style:font-size-asian="8pt" style:font-size-complex="8pt"/>
    </style:style>
    <style:style style:name="ch8" style:family="chart">
      <style:chart-properties style:rotation-angle="90"/>
      <style:text-properties fo:font-size="32pt" fo:font-style="italic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32pt" fo:font-weight="bold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01cm" svg:height="21.001cm" xlink:href="." chart:class="chart:bar" chart:style-name="ch1">
        <chart:title svg:x="0.838cm" svg:y="0.381cm" chart:style-name="ch2">
          <text:p>Normalized Total Parallel Runtime 
At Benchmark Level on 8 Processors.
Sequential Runtime is 1. </text:p>
        </chart:title>
        <chart:legend chart:legend-position="end" svg:x="20.382cm" svg:y="5.74cm" chart:style-name="ch3"/>
        <chart:plot-area chart:style-name="ch4" chart:data-source-has-labels="both" svg:x="0.912cm" svg:y="5.314cm" svg:width="26.641cm" svg:height="15.405cm">
          <chart:axis chart:dimension="x" chart:name="primary-x" chart:style-name="ch5">
            <chart:title svg:x="12.052cm" svg:y="19.514cm" chart:style-name="ch6">
              <text:p>Benchmark</text:p>
            </chart:title>
            <chart:categories table:cell-range-address="local-table.$A$2:.$A$8"/>
          </chart:axis>
          <chart:axis chart:dimension="y" chart:name="primary-y" chart:style-name="ch7">
            <chart:title svg:x="0.666cm" svg:y="19.768cm" chart:style-name="ch8">
              <text:p>Normalized Parallel Runtime</text:p>
            </chart:title>
            <chart:grid chart:style-name="ch9" chart:class="major"/>
          </chart:axis>
          <chart:series chart:style-name="ch10" chart:values-cell-range-address="local-table.$B$2:.$B$8" chart:label-cell-address="local-table.$B$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ized Parallel Runtime</text:p>
              </table:table-cell>
            </table:table-row>
          </table:table-header-rows>
          <table:table-rows>
            <table:table-row>
              <table:table-cell office:value-type="string">
                <text:p>BDNA</text:p>
              </table:table-cell>
              <table:table-cell office:value-type="float" office:value="0.287692307692308">
                <text:p>0.287692307692308</text:p>
              </table:table-cell>
            </table:table-row>
            <table:table-row>
              <table:table-cell office:value-type="string">
                <text:p>NASA7</text:p>
              </table:table-cell>
              <table:table-cell office:value-type="float" office:value="0.366237942122186">
                <text:p>0.366237942122186</text:p>
              </table:table-cell>
            </table:table-row>
            <table:table-row>
              <table:table-cell office:value-type="string">
                <text:p>TRACK</text:p>
              </table:table-cell>
              <table:table-cell office:value-type="float" office:value="0.390736342042755">
                <text:p>0.390736342042755</text:p>
              </table:table-cell>
            </table:table-row>
            <table:table-row>
              <table:table-cell office:value-type="string">
                <text:p>TRACK_OV</text:p>
              </table:table-cell>
              <table:table-cell office:value-type="float" office:value="0.177553444180523">
                <text:p>0.177553444180523</text:p>
              </table:table-cell>
            </table:table-row>
            <table:table-row>
              <table:table-cell office:value-type="string">
                <text:p>TREE</text:p>
              </table:table-cell>
              <table:table-cell office:value-type="float" office:value="0.218659389391097">
                <text:p>0.218659389391097</text:p>
              </table:table-cell>
            </table:table-row>
            <table:table-row>
              <table:table-cell office:value-type="string">
                <text:p>PRICE_I</text:p>
              </table:table-cell>
              <table:table-cell office:value-type="float" office:value="0.144827586206897">
                <text:p>0.144827586206897</text:p>
              </table:table-cell>
            </table:table-row>
            <table:table-row>
              <table:table-cell office:value-type="string">
                <text:p>PRICE_R</text:p>
              </table:table-cell>
              <table:table-cell office:value-type="float" office:value="0.174358974358974">
                <text:p>0.174358974358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